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1e7f" officeooo:paragraph-rsid="00181e7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NKS</text:p>
      <text:p text:style-name="P1">from tkinter import *</text:p>
      <text:p text:style-name="P1">root.title(“My GUI”)</text:p>
      <text:p text:style-name="P1">root.geometry(“500x600”)</text:p>
      <text:p text:style-name="P1"/>
      <text:p text:style-name="P1">root.mainloop(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25:08.752049631</meta:creation-date>
    <dc:date>2018-11-15T15:30:53.529530878</dc:date>
    <meta:editing-duration>PT5M47S</meta:editing-duration>
    <meta:editing-cycles>1</meta:editing-cycles>
    <meta:document-statistic meta:table-count="0" meta:image-count="0" meta:object-count="0" meta:page-count="1" meta:paragraph-count="5" meta:word-count="9" meta:character-count="86" meta:non-whitespace-character-count="82"/>
    <meta:generator>LibreOffice/5.1.6.2$Linux_X86_64 LibreOffice_project/10m0$Build-2</meta:generator>
  </office:meta>
</office:document-meta>
</file>